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8" style:family="paragraph"/>
    <style:style style:name="P3" style:parent-style-name="ListParagraph" style:list-style-name="LFO8" style:family="paragraph"/>
    <style:style style:name="P4" style:parent-style-name="ListParagraph" style:list-style-name="LFO8" style:family="paragraph"/>
    <style:style style:name="P5" style:parent-style-name="ListParagraph" style:list-style-name="LFO8" style:family="paragraph"/>
    <style:style style:name="P6" style:parent-style-name="ListParagraph" style:list-style-name="LFO7" style:family="paragraph"/>
    <style:style style:name="P7" style:parent-style-name="ListParagraph" style:list-style-name="LFO7" style:family="paragraph"/>
    <style:style style:name="P8" style:parent-style-name="ListParagraph" style:list-style-name="LFO7" style:family="paragraph"/>
    <style:style style:name="P9" style:parent-style-name="ListParagraph" style:list-style-name="LFO7" style:family="paragraph"/>
    <style:style style:name="P10" style:parent-style-name="ListParagraph" style:list-style-name="LFO7" style:family="paragraph"/>
    <style:style style:name="P11" style:parent-style-name="ListParagraph" style:list-style-name="LFO7" style:family="paragraph"/>
    <style:style style:name="P12" style:parent-style-name="ListParagraph" style:list-style-name="LFO4" style:family="paragraph"/>
    <style:style style:name="P13" style:parent-style-name="ListParagraph" style:list-style-name="LFO4" style:family="paragraph"/>
    <style:style style:name="P14" style:parent-style-name="ListParagraph" style:list-style-name="LFO4" style:family="paragraph"/>
    <style:style style:name="P15" style:parent-style-name="ListParagraph" style:list-style-name="LFO4" style:family="paragraph"/>
    <style:style style:name="P16" style:parent-style-name="ListParagraph" style:list-style-name="LFO4" style:family="paragraph"/>
    <style:style style:name="P17" style:parent-style-name="ListParagraph" style:list-style-name="LFO4" style:family="paragraph"/>
    <style:style style:name="P18" style:parent-style-name="ListParagraph" style:list-style-name="LFO6" style:family="paragraph"/>
    <style:style style:name="P19" style:parent-style-name="ListParagraph" style:list-style-name="LFO6" style:family="paragraph"/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6" style:family="paragraph"/>
    <style:style style:name="P23" style:parent-style-name="ListParagraph" style:list-style-name="LFO6" style:family="paragraph"/>
    <style:style style:name="P24" style:parent-style-name="ListParagraph" style:list-style-name="LFO6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2" style:family="paragraph"/>
    <style:style style:name="P32" style:parent-style-name="ListParagraph" style:list-style-name="LFO2" style:family="paragraph"/>
    <style:style style:name="P33" style:parent-style-name="ListParagraph" style:list-style-name="LFO2" style:family="paragraph"/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</office:automatic-styles>
  <office:body>
    <office:text text:use-soft-page-breaks="true">
      <text:p text:style-name="P1">Flow log report<text:s/></text:p>
      <text:p text:style-name="Normal">Brief</text:p>
      <text:p text:style-name="Normal">The client would like a booking app for their production studio<text:s/>business the studio business has<text:s/>several<text:s/>moving parts from video making and editing to making and producing music, flow is a growing<text:s/>business,<text:s/>and an app is the next step<text:s/></text:p>
      <text:p text:style-name="Normal">Section brake down:</text:p>
      <text:p text:style-name="Normal">Live view:</text:p>
      <text:list text:style-name="LFO8" text:continue-numbering="true">
        <text:list-item>
          <text:p text:style-name="P2">Shows new releases<text:s/></text:p>
        </text:list-item>
        <text:list-item>
          <text:p text:style-name="P3">Users can watch videos such as music video and other video related<text:s/></text:p>
        </text:list-item>
        <text:list-item>
          <text:p text:style-name="P4">Scroll up and down<text:s/></text:p>
        </text:list-item>
        <text:list-item>
          <text:p text:style-name="P5">Press buttons and images<text:s/></text:p>
        </text:list-item>
      </text:list>
      <text:p text:style-name="Normal"/>
      <text:p text:style-name="Normal">admin side:</text:p>
      <text:list text:style-name="LFO7" text:continue-numbering="true">
        <text:list-item>
          <text:p text:style-name="P6">being able to make a new service, such as photo shoots and album covers.</text:p>
        </text:list-item>
        <text:list-item>
          <text:p text:style-name="P7">view all appointment<text:s/></text:p>
        </text:list-item>
        <text:list-item>
          <text:p text:style-name="P8">manage all appointments<text:s/></text:p>
        </text:list-item>
        <text:list-item>
          <text:p text:style-name="P9">made appointments<text:s/></text:p>
        </text:list-item>
        <text:list-item>
          <text:p text:style-name="P10">making private appointments that only the admin and certain clients can see.<text:s/></text:p>
        </text:list-item>
        <text:list-item>
          <text:p text:style-name="P11">client list (list of all user who have booked) [name, surname, email]</text:p>
        </text:list-item>
      </text:list>
      <text:p text:style-name="Normal">Booking system section:</text:p>
      <text:list text:style-name="LFO4" text:continue-numbering="true">
        <text:list-item>
          <text:p text:style-name="P12">users to be able to select date the chooses hours that they want to book (should be open to allow them to add extra hours if needed)</text:p>
        </text:list-item>
        <text:list-item>
          <text:p text:style-name="P13">when booking a session user will be able to book different sessions and add addition on (mixing only, gold, silver bronze package)</text:p>
        </text:list-item>
        <text:list-item>
          <text:p text:style-name="P14">booking much be made 24 hrs in advance and no more than 6 months<text:s/></text:p>
        </text:list-item>
        <text:list-item>
          <text:p text:style-name="P15">cancelling or modification to appointment need to be made 48 hrs</text:p>
        </text:list-item>
        <text:list-item>
          <text:p text:style-name="P16">produces to be able to change workday time manually if needed.<text:s/></text:p>
        </text:list-item>
        <text:list-item>
          <text:p text:style-name="P17">taking payment and charging for work.</text:p>
        </text:list-item>
      </text:list>
      <text:list text:style-name="LFO6" text:continue-numbering="true">
        <text:list-item>
          <text:p text:style-name="P18">Booking notes:</text:p>
          <text:list text:continue-numbering="true">
            <text:list-item>
              <text:p text:style-name="P19">add extra time while in current session.</text:p>
            </text:list-item>
            <text:list-item>
              <text:p text:style-name="P20">add extra time while booking session.</text:p>
            </text:list-item>
            <text:list-item>
              <text:p text:style-name="P21">produces being able lock time sessions.</text:p>
            </text:list-item>
            <text:list-item>
              <text:p text:style-name="P22">colour changing for times booked.</text:p>
            </text:list-item>
            <text:list-item>
              <text:p text:style-name="P23">Sessions can be blocked have to be 2 hrs min.</text:p>
            </text:list-item>
            <text:list-item>
              <text:p text:style-name="P24">notification of 2 day booking cancellation/edits to be made</text:p>
            </text:list-item>
          </text:list>
        </text:list-item>
      </text:list>
      <text:p text:style-name="Normal"/>
      <text:p text:style-name="Normal"/>
      <text:p text:style-name="Normal">Unit test<text:s/>section<text:s/></text:p>
      <text:p text:style-name="Normal">System functionality:</text:p>
      <text:soft-page-break/>
      <text:list text:style-name="LFO3" text:continue-numbering="true">
        <text:list-item>
          <text:p text:style-name="P25">Storage of user accounts to database<text:s/></text:p>
        </text:list-item>
        <text:list-item>
          <text:p text:style-name="P26">Storage of music and other audio sample material<text:s/></text:p>
        </text:list-item>
        <text:list-item>
          <text:p text:style-name="P27">Images stored can be displayed<text:s/></text:p>
        </text:list-item>
        <text:list-item>
          <text:p text:style-name="P28">Database connection</text:p>
        </text:list-item>
        <text:list-item>
          <text:p text:style-name="P29">Text can be retrieved and stored to the data base<text:s/></text:p>
        </text:list-item>
        <text:list-item>
          <text:p text:style-name="P30">Layout and placement of<text:s/>wedges<text:s/>and icons are loaded and placed correctly<text:s/></text:p>
        </text:list-item>
      </text:list>
      <text:p text:style-name="Normal">Navigation<text:s/></text:p>
      <text:list text:style-name="LFO2" text:continue-numbering="true">
        <text:list-item>
          <text:p text:style-name="P31">Slid show for showcase section<text:s/>can<text:s/>retrieve different image</text:p>
        </text:list-item>
        <text:list-item>
          <text:p text:style-name="P32">User are able to the side menu for navigation to different activities<text:s/></text:p>
        </text:list-item>
        <text:list-item>
          <text:p text:style-name="P33">Navigation take user to required activity<text:s/></text:p>
        </text:list-item>
        <text:list-item>
          <text:p text:style-name="P34">Tab menu changes as the user swipes left and right<text:s/></text:p>
        </text:list-item>
        <text:list-item>
          <text:p text:style-name="P35"/>
        </text:list-item>
      </text:list>
      <text:p text:style-name="Normal">User entry:</text:p>
      <text:list text:style-name="LFO1" text:continue-numbering="true">
        <text:list-item>
          <text:p text:style-name="P36">Users can enter alphanumerical characters into the field entry<text:s/></text:p>
        </text:list-item>
        <text:list-item>
          <text:p text:style-name="P37">Validation and /or verification within data entry points are accurate<text:s/>(including unper and lower case checks )</text:p>
        </text:list-item>
        <text:list-item>
          <text:p text:style-name="P38">Save the user data to the data base<text:s/></text:p>
        </text:list-item>
        <text:list-item>
          <text:p text:style-name="P39">The user data can be retrieved from the database<text:s/></text:p>
        </text:list-item>
      </text:list>
      <text:p text:style-name="Normal"/>
      <text:p text:style-name="Normal">Functionality unit test<text:s/></text:p>
      <text:p text:style-name="Normal">Application turns on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yrell Brade 2016 (N0704377)</meta:initial-creator>
    <dc:creator>Tyrell Brade 2016 (N0704377)</dc:creator>
    <meta:creation-date>2021-05-23T11:33:00Z</meta:creation-date>
    <dc:date>2021-05-24T00:11:00Z</dc:date>
    <meta:template xlink:href="Normal" xlink:type="simple"/>
    <meta:editing-cycles>1</meta:editing-cycles>
    <meta:editing-duration>PT31260S</meta:editing-duration>
    <meta:document-statistic meta:page-count="2" meta:paragraph-count="4" meta:word-count="356" meta:character-count="2386" meta:row-count="16" meta:non-whitespace-character-count="2034"/>
  </office:meta>
</office:document-meta>
</file>